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Cambria" svg:font-family="Cambria, serif"/>
    <style:font-face style:name="Lohit Devanagari1" svg:font-family="'Lohit Devanagari'"/>
    <style:font-face style:name="Merriweather" svg:font-family="Merriweather, BlinkMacSystemFont, apple-system, Roboto, 'Lucida Sans'"/>
    <style:font-face style:name="erdana" svg:font-family="erdana, helvetica, arial, sans-serif"/>
    <style:font-face style:name="times new roman" svg:font-family="'times new roman'"/>
    <style:font-face style:name="verdana" svg:font-family="verdana, helvetica, arial, sans-serif"/>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14e359"/>
    </style:style>
    <style:style style:name="P2" style:family="paragraph" style:parent-style-name="Standard">
      <style:paragraph-properties fo:line-height="150%" fo:text-align="justify" style:justify-single-word="false"/>
      <style:text-properties officeooo:paragraph-rsid="00165683"/>
    </style:style>
    <style:style style:name="P3" style:family="paragraph" style:parent-style-name="Standard">
      <style:paragraph-properties fo:line-height="150%" fo:text-align="justify" style:justify-single-word="false"/>
      <style:text-properties officeooo:paragraph-rsid="0016ed9f"/>
    </style:style>
    <style:style style:name="P4" style:family="paragraph" style:parent-style-name="Standard">
      <style:paragraph-properties fo:line-height="150%" fo:text-align="justify" style:justify-single-word="false"/>
      <style:text-properties officeooo:paragraph-rsid="001c25eb"/>
    </style:style>
    <style:style style:name="P5" style:family="paragraph" style:parent-style-name="Standard">
      <style:paragraph-properties fo:line-height="150%" fo:text-align="justify" style:justify-single-word="false"/>
      <style:text-properties fo:font-variant="normal" fo:text-transform="none" fo:color="#000000" style:font-name="verdana" fo:font-size="9.75pt" fo:letter-spacing="normal" fo:font-style="normal" fo:font-weight="normal" officeooo:paragraph-rsid="001c25eb"/>
    </style:style>
    <style:style style:name="P6" style:family="paragraph" style:parent-style-name="Standard">
      <style:paragraph-properties fo:line-height="150%" fo:text-align="justify" style:justify-single-word="false"/>
      <style:text-properties fo:font-variant="normal" fo:text-transform="none" fo:color="#000000" style:font-name="verdana" fo:font-size="9.75pt" fo:letter-spacing="normal" fo:font-style="normal" fo:font-weight="normal" officeooo:rsid="001de7ca" officeooo:paragraph-rsid="001de7ca"/>
    </style:style>
    <style:style style:name="P7" style:family="paragraph" style:parent-style-name="Standard">
      <style:paragraph-properties fo:line-height="150%" fo:text-align="justify" style:justify-single-word="false"/>
      <style:text-properties fo:font-variant="normal" fo:text-transform="none" fo:color="#222635" style:font-name="Cambria" fo:font-size="14.25pt" fo:letter-spacing="normal" fo:font-style="normal" fo:font-weight="normal" officeooo:paragraph-rsid="0016ed9f"/>
    </style:style>
    <style:style style:name="P8" style:family="paragraph" style:parent-style-name="Standard" style:list-style-name="WWNum1">
      <style:paragraph-properties fo:margin-top="0cm" fo:margin-bottom="0cm" loext:contextual-spacing="false" fo:line-height="150%" fo:text-align="justify" style:justify-single-word="false"/>
      <style:text-properties officeooo:paragraph-rsid="0014e359"/>
    </style:style>
    <style:style style:name="P9" style:family="paragraph" style:parent-style-name="Standard" style:list-style-name="WWNum1">
      <style:paragraph-properties fo:margin-top="0cm" fo:margin-bottom="0cm" loext:contextual-spacing="false" fo:line-height="150%" fo:text-align="justify" style:justify-single-word="false"/>
      <style:text-properties officeooo:paragraph-rsid="001f9800"/>
    </style:style>
    <style:style style:name="P10" style:family="paragraph" style:parent-style-name="Standard" style:list-style-name="WWNum2">
      <style:paragraph-properties fo:margin-top="0cm" fo:margin-bottom="0cm" loext:contextual-spacing="false" fo:line-height="150%" fo:text-align="justify" style:justify-single-word="false"/>
      <style:text-properties officeooo:paragraph-rsid="0014e359"/>
    </style:style>
    <style:style style:name="P11" style:family="paragraph" style:parent-style-name="Standard">
      <style:paragraph-properties fo:margin-top="0cm" fo:margin-bottom="0cm" loext:contextual-spacing="false" fo:line-height="150%" fo:text-align="justify" style:justify-single-word="false"/>
      <style:text-properties officeooo:paragraph-rsid="0014e359"/>
    </style:style>
    <style:style style:name="P12" style:family="paragraph" style:parent-style-name="Standard">
      <style:paragraph-properties fo:margin-top="0cm" fo:margin-bottom="0cm" loext:contextual-spacing="false" fo:line-height="150%" fo:text-align="justify" style:justify-single-word="false"/>
      <style:text-properties officeooo:paragraph-rsid="001ae176"/>
    </style:style>
    <style:style style:name="P13" style:family="paragraph" style:parent-style-name="Standard">
      <style:paragraph-properties fo:margin-top="0cm" fo:margin-bottom="0cm" loext:contextual-spacing="false" fo:line-height="150%" fo:text-align="justify" style:justify-single-word="false"/>
      <style:text-properties officeooo:paragraph-rsid="001c25eb"/>
    </style:style>
    <style:style style:name="P14" style:family="paragraph" style:parent-style-name="Standard">
      <style:paragraph-properties fo:margin-top="0cm" fo:margin-bottom="0cm" loext:contextual-spacing="false" fo:line-height="150%" fo:text-align="justify" style:justify-single-word="false"/>
      <style:text-properties fo:color="#231f20" style:font-name="Times New Roman" fo:font-size="12pt" officeooo:paragraph-rsid="0014e359" style:font-size-asian="12pt" style:font-name-complex="Times New Roman1" style:font-size-complex="12pt"/>
    </style:style>
    <style:style style:name="P15" style:family="paragraph" style:parent-style-name="Standard">
      <style:paragraph-properties fo:margin-top="0cm" fo:margin-bottom="0cm" loext:contextual-spacing="false" fo:line-height="150%" fo:text-align="justify" style:justify-single-word="false"/>
      <style:text-properties fo:font-weight="normal" officeooo:paragraph-rsid="0014e359" style:font-weight-asian="normal" style:font-weight-complex="normal"/>
    </style:style>
    <style:style style:name="P16" style:family="paragraph" style:parent-style-name="Standard">
      <style:paragraph-properties fo:margin-top="0cm" fo:margin-bottom="0cm" loext:contextual-spacing="false" fo:line-height="150%" fo:text-align="justify" style:justify-single-word="false"/>
      <style:text-properties fo:font-weight="normal" officeooo:paragraph-rsid="001ae176" style:font-weight-asian="normal" style:font-weight-complex="normal"/>
    </style:style>
    <style:style style:name="P17" style:family="paragraph" style:parent-style-name="Standard">
      <style:paragraph-properties fo:margin-top="0cm" fo:margin-bottom="0cm" loext:contextual-spacing="false" fo:line-height="150%" fo:text-align="justify" style:justify-single-word="false"/>
      <style:text-properties fo:font-weight="bold" officeooo:paragraph-rsid="0014e359" style:font-weight-asian="bold" style:font-weight-complex="bold"/>
    </style:style>
    <style:style style:name="P18" style:family="paragraph" style:parent-style-name="Standard">
      <style:paragraph-properties fo:margin-top="0cm" fo:margin-bottom="0cm" loext:contextual-spacing="false" fo:line-height="150%" fo:text-align="justify" style:justify-single-word="false"/>
      <style:text-properties fo:font-weight="bold" officeooo:paragraph-rsid="001ae176" style:font-weight-asian="bold" style:font-weight-complex="bold"/>
    </style:style>
    <style:style style:name="P19" style:family="paragraph" style:parent-style-name="Standard" style:list-style-name="WWNum1">
      <style:paragraph-properties fo:margin-top="0cm" fo:margin-bottom="0cm" loext:contextual-spacing="false" fo:line-height="150%" fo:text-align="justify" style:justify-single-word="false"/>
      <style:text-properties style:font-name="Times New Roman" fo:font-size="12pt" officeooo:paragraph-rsid="001f9800" style:font-size-asian="12pt" style:font-name-complex="Times New Roman1" style:font-size-complex="12pt"/>
    </style:style>
    <style:style style:name="P20" style:family="paragraph" style:parent-style-name="Standard" style:master-page-name="Standard">
      <style:paragraph-properties fo:margin-top="0cm" fo:margin-bottom="0cm" loext:contextual-spacing="false" fo:line-height="150%" fo:text-align="center" style:justify-single-word="false" style:page-number="auto"/>
      <style:text-properties officeooo:paragraph-rsid="0014e359"/>
    </style:style>
    <style:style style:name="T1" style:family="text">
      <style:text-properties fo:color="#231f20" style:font-name="Times New Roman" fo:font-size="12pt" style:font-size-asian="12pt" style:font-name-complex="Times New Roman1" style:font-size-complex="12pt"/>
    </style:style>
    <style:style style:name="T2" style:family="text">
      <style:text-properties fo:color="#231f20" style:font-name="Times New Roman" fo:font-size="12pt" officeooo:rsid="0018c695" style:font-size-asian="12pt" style:font-name-complex="Times New Roman1" style:font-size-complex="12pt"/>
    </style:style>
    <style:style style:name="T3" style:family="text">
      <style:text-properties fo:color="#231f20" style:font-name="Times New Roman" fo:font-size="12pt" style:font-size-asian="12pt" style:font-name-complex="Times New Roman1" style:font-size-complex="12pt" style:font-style-complex="italic"/>
    </style:style>
    <style:style style:name="T4" style:family="text">
      <style:text-properties fo:color="#231f20" style:font-name="Times New Roman" fo:font-size="12pt" officeooo:rsid="001ae176" style:font-size-asian="12pt" style:font-name-complex="Times New Roman1" style:font-size-complex="12pt" style:font-style-complex="italic"/>
    </style:style>
    <style:style style:name="T5" style:family="text">
      <style:text-properties fo:color="#231f20" style:font-name="Times New Roman" fo:font-size="12pt" officeooo:rsid="001ae176" style:font-size-asian="12pt" style:font-name-complex="Times New Roman1" style:font-size-complex="12pt"/>
    </style:style>
    <style:style style:name="T6" style:family="text">
      <style:text-properties fo:color="#231f20" style:font-name="Times New Roman" fo:font-size="12pt" officeooo:rsid="001c25eb" style:font-size-asian="12pt" style:font-name-complex="Times New Roman1" style:font-size-complex="12pt"/>
    </style:style>
    <style:style style:name="T7" style:family="text">
      <style:text-properties fo:color="#231f20" style:font-name="Times New Roman" fo:font-size="12pt" officeooo:rsid="001de7ca" style:font-size-asian="12pt" style:font-name-complex="Times New Roman1" style:font-size-complex="12pt"/>
    </style:style>
    <style:style style:name="T8" style:family="text">
      <style:text-properties fo:color="#231f20" style:font-name="Times New Roman" fo:font-size="12pt" style:font-size-asian="12pt" style:font-weight-asian="normal" style:font-name-complex="Times New Roman1" style:font-size-complex="12pt" style:font-weight-complex="normal"/>
    </style:style>
    <style:style style:name="T9" style:family="text">
      <style:text-properties fo:color="#231f20" style:font-name="Times New Roman" fo:font-size="12pt" fo:font-weight="bold" style:font-size-asian="12pt" style:font-weight-asian="bold" style:font-name-complex="Times New Roman1" style:font-size-complex="12pt"/>
    </style:style>
    <style:style style:name="T10" style:family="text">
      <style:text-properties fo:color="#231f20" style:font-name="Times New Roman" fo:font-size="12pt" fo:font-weight="bold" style:font-size-asian="12pt" style:font-weight-asian="bold" style:font-name-complex="Times New Roman1" style:font-size-complex="12pt" style:font-style-complex="italic"/>
    </style:style>
    <style:style style:name="T11" style:family="text">
      <style:text-properties fo:color="#231f20" style:font-name="Times New Roman" fo:font-size="12pt" fo:font-weight="bold" officeooo:rsid="001ae176" style:font-size-asian="12pt" style:font-weight-asian="bold" style:font-name-complex="Times New Roman1" style:font-size-complex="12pt"/>
    </style:style>
    <style:style style:name="T12" style:family="text">
      <style:text-properties fo:color="#231f20" style:font-name="Times New Roman" fo:font-size="20pt" fo:font-weight="bold" style:font-size-asian="20pt" style:font-weight-asian="bold" style:font-name-complex="Times New Roman1" style:font-size-complex="20pt"/>
    </style:style>
    <style:style style:name="T13" style:family="text">
      <style:text-properties fo:color="#231f20" style:font-name="Times New Roman" fo:font-size="20pt" fo:font-weight="bold" officeooo:rsid="0014e359" style:font-size-asian="20pt" style:font-weight-asian="bold" style:font-name-complex="Times New Roman1" style:font-size-complex="20pt"/>
    </style:style>
    <style:style style:name="T14" style:family="text">
      <style:text-properties fo:color="#231f20" style:font-name="Times new roman" fo:font-size="12pt" officeooo:rsid="001a5271" style:font-size-asian="12pt" style:font-name-complex="Times New Roman1" style:font-size-complex="12pt"/>
    </style:style>
    <style:style style:name="T15" style:family="text">
      <style:text-properties style:font-name="Times New Roman" fo:font-size="12pt" fo:font-weight="bold" style:font-size-asian="12pt" style:font-weight-asian="bold" style:font-name-complex="Times New Roman1" style:font-size-complex="12pt"/>
    </style:style>
    <style:style style:name="T16" style:family="text">
      <style:text-properties style:font-name="Times New Roman" fo:font-size="12pt" fo:font-weight="bold" style:font-size-asian="12pt" style:font-weight-asian="bold" style:font-name-complex="Times New Roman1" style:font-size-complex="12pt" style:font-style-complex="italic" style:font-weight-complex="bold"/>
    </style:style>
    <style:style style:name="T17" style:family="text">
      <style:text-properties style:font-name="Times New Roman" fo:font-size="12pt" fo:font-weight="bold" style:font-size-asian="12pt" style:font-weight-asian="bold" style:font-name-complex="Times New Roman1" style:font-size-complex="12pt" style:font-weight-complex="bold"/>
    </style:style>
    <style:style style:name="T18" style:family="text">
      <style:text-properties style:font-name="Times New Roman" fo:font-size="12pt" style:font-size-asian="12pt" style:font-name-complex="Times New Roman1" style:font-size-complex="12pt"/>
    </style:style>
    <style:style style:name="T19" style:family="text">
      <style:text-properties style:font-name="Times New Roman" fo:font-size="12pt" style:font-size-asian="12pt" style:font-name-complex="Times New Roman1" style:font-size-complex="12pt" style:font-weight-complex="bold"/>
    </style:style>
    <style:style style:name="T20" style:family="text">
      <style:text-properties style:font-name="Times New Roman" fo:font-size="12pt" officeooo:rsid="00165683" style:font-size-asian="12pt" style:font-name-complex="Times New Roman1" style:font-size-complex="12pt" style:font-weight-complex="bold"/>
    </style:style>
    <style:style style:name="T21" style:family="text">
      <style:text-properties style:font-name="Times New Roman" fo:font-size="12pt" officeooo:rsid="001ae176" style:font-size-asian="12pt" style:font-name-complex="Times New Roman1" style:font-size-complex="12pt"/>
    </style:style>
    <style:style style:name="T22" style:family="text">
      <style:text-properties style:font-name="Times New Roman" fo:font-size="12pt" officeooo:rsid="001f9800" style:font-size-asian="12pt" style:font-name-complex="Times New Roman1" style:font-size-complex="12pt"/>
    </style:style>
    <style:style style:name="T23" style:family="text">
      <style:text-properties style:font-name="Times New Roman" fo:font-size="12pt" fo:language="en" fo:country="GB" style:font-size-asian="12pt" style:font-name-complex="Times New Roman1" style:font-size-complex="12pt"/>
    </style:style>
    <style:style style:name="T24" style:family="text">
      <style:text-properties style:font-name="Times New Roman" fo:font-size="12pt" fo:font-weight="normal"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16ed9f" style:font-size-asian="12pt" style:font-weight-asian="normal" style:font-name-complex="Times New Roman1" style:font-size-complex="12pt" style:font-weight-complex="normal"/>
    </style:style>
    <style:style style:name="T26" style:family="text">
      <style:text-properties fo:font-variant="normal" fo:text-transform="none" fo:color="#231f20" style:font-name="Times New Roman" fo:font-size="12pt" fo:letter-spacing="normal" fo:font-style="normal" fo:font-weight="normal" style:font-size-asian="12pt" style:font-weight-asian="normal" style:font-name-complex="Times New Roman1" style:font-size-complex="12pt" style:font-weight-complex="normal"/>
    </style:style>
    <style:style style:name="T27" style:family="text">
      <style:text-properties fo:font-variant="normal" fo:text-transform="none" fo:color="#0a0a0a" style:font-name="Times new roman" fo:font-size="12pt" fo:letter-spacing="normal" fo:font-style="normal" fo:font-weight="normal" style:font-size-asian="12pt" style:font-name-complex="Times New Roman1" style:font-size-complex="12pt"/>
    </style:style>
    <style:style style:name="T28" style:family="text">
      <style:text-properties fo:font-variant="normal" fo:text-transform="none" fo:color="#0a0a0a" style:font-name="Times new roman" fo:font-size="12pt" fo:letter-spacing="normal" fo:font-style="normal" fo:font-weight="normal" officeooo:rsid="001ae176" style:font-size-asian="12pt" style:font-name-complex="Times New Roman1" style:font-size-complex="12pt"/>
    </style:style>
    <style:style style:name="T29" style:family="text">
      <style:text-properties fo:font-variant="normal" fo:text-transform="none" fo:color="#0a0a0a" style:font-name="Times new roman" fo:font-size="12pt" fo:letter-spacing="normal" style:font-size-asian="12pt" style:font-name-complex="Times New Roman1" style:font-size-complex="12pt"/>
    </style:style>
    <style:style style:name="T30" style:family="text">
      <style:text-properties fo:font-variant="normal" fo:text-transform="none" fo:color="#0a0a0a" style:font-name="Times new roman" fo:font-size="12pt" fo:letter-spacing="normal" style:text-underline-style="solid" style:text-underline-width="auto" style:text-underline-color="font-color" fo:background-color="#ffffff" loext:char-shading-value="0" style:font-size-asian="12pt" style:font-name-complex="Times New Roman1" style:font-size-complex="12pt"/>
    </style:style>
    <style:style style:name="T31" style:family="text">
      <style:text-properties fo:color="#0a0a0a" style:font-name="Times new roman" fo:font-size="12pt" style:text-underline-style="solid" style:text-underline-width="auto" style:text-underline-color="font-color" fo:background-color="#ffffff" loext:char-shading-value="0"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2">Deep Learning-based Object Detection </text:span><text:span text:style-name="T13">and Identification</text:span></text:p>
      <text:p text:style-name="P1"><text:span text:style-name="T16"/></text:p>
      <text:p text:style-name="P1"><text:span text:style-name="T16">Abstract</text:span><text:span text:style-name="T17">:</text:span><text:span text:style-name="T19"> Efficientand accurate object detection has been an important topic in the advancement of computer vision systems. With the advent of deep learning techniques, the accuracy for object detection has increased drastically. The project aims to incorporate state-of-the-art technique for object detection with the goal of achieving high accuracy with a real-time performance. A major</text:span></text:p>
      <text:p text:style-name="P2"><text:span text:style-name="T19">challenge in many of the object detection systems is the dependency on other computer vision techniques for helping the deep learning based approach, which leads to slow and non-optimal performance. IN this project, we use a complete deep learning based approach to solve the problem of object detection in an end-to-end fashion. The network is trained on the most challenging publicly available dataset (PASCAL VOC), on which a object detection challenge is conducted annually. The resulting system is fast and accurate, thus aiding those applications which require object detection. </text:span><text:span text:style-name="T20">W</text:span><text:span text:style-name="T19">e provide a comprehensive overview of a variety of object detection methods in a systematic manner, </text:span><text:span text:style-name="T20">m</text:span><text:span text:style-name="T19">oreover, we list the traditional and new applications </text:span><text:span text:style-name="T20">and s</text:span><text:span text:style-name="T19">ome representative branches of object detection are analyzed as well. We also provide an experimental validation of the proposed procedure by focusing on the detection of </text:span><text:span text:style-name="T20">objects using a webcam.</text:span></text:p>
      <text:p text:style-name="P1"><text:span text:style-name="T16"/></text:p>
      <text:p text:style-name="P1"><text:span text:style-name="T16">Index Terms</text:span><text:span text:style-name="T19">: Adv</text:span><text:span text:style-name="T24">Classification, deep learning, localization, object detection, typical pipeline,YOLO, </text:span><text:span text:style-name="T25">object idendification, CNN, object segmentation, object recognition, image classification.</text:span></text:p>
      <text:p text:style-name="P1"><text:span text:style-name="T15"/></text:p>
      <text:p text:style-name="P3"><text:span text:style-name="T15"/></text:p>
      <text:p text:style-name="P3"><text:span text:style-name="T15">Existing system:</text:span></text:p>
      <text:p text:style-name="P3"><text:span text:style-name="T1">In existing system we have open cv,tensorflow. In which we cannot identify the image which has n number of objects. The whole image is considered as a quadrilateral.</text:span></text:p>
      <text:p text:style-name="P7"><text:span text:style-name="T7">T</text:span><text:span text:style-name="T1">ensorFlow’s object detection API is an open-source framework built on top of TensorFlow that <text:s/>construct</text:span><text:span text:style-name="T7">s</text:span><text:span text:style-name="T1">, train</text:span><text:span text:style-name="T7">s</text:span><text:span text:style-name="T1">, and deploy</text:span><text:span text:style-name="T7">s</text:span><text:span text:style-name="T1"> object detection models. </text:span></text:p>
      <text:p text:style-name="P4"><text:span text:style-name="T9">Disadvantages:</text:span></text:p>
      <text:p text:style-name="P4"><text:span text:style-name="T26">TensorFlow lacks in both speed and usage when it is compared to its competitors.</text:span></text:p>
      <text:p text:style-name="P5"><text:span text:style-name="T8">TensorFlow has a unique structure, so it's hard to find an error and difficult to debug.</text:span></text:p>
      <text:p text:style-name="P6"><text:span text:style-name="T8"/></text:p>
      <text:p text:style-name="P1"><text:span text:style-name="T9"/></text:p>
      <text:p text:style-name="P1"><text:span text:style-name="T9"/></text:p>
      <text:p text:style-name="P1"><text:soft-page-break/><text:span text:style-name="T9"/></text:p>
      <text:p text:style-name="P1"><text:span text:style-name="T9">Proposed system:</text:span></text:p>
      <text:p text:style-name="P11"><text:span text:style-name="T1">In the proposed system we use neural networks using deep </text:span><text:span text:style-name="T2">l</text:span><text:span text:style-name="T1">earning In that we use package called</text:span></text:p>
      <text:p text:style-name="P12"><text:span text:style-name="T1">"YOLO"(you only lookonce). </text:span><text:span text:style-name="T14">The</text:span><text:span text:style-name="T27"> involvement in the combination of object classification as well as object localisation makes it one of the most challenging topics in the domain of computer vision. In simple words, the goal of this </text:span><text:a xlink:type="simple" xlink:href="https://analyticsindiamag.com/this-is-how-i-created-an-object-detection-model-in-less-than-5-minutes/" text:style-name="Internet_20_link" text:visited-style-name="Visited_20_Internet_20_Link"><text:span text:style-name="T31">detection technique</text:span></text:a><text:span text:style-name="T30"> </text:span><text:span text:style-name="T27">is to determine where objects are located in a given image called as object localisation and which category each object belongs to, that is called as object classification. </text:span><text:span text:style-name="T28">We use YOLO as <text:s/>its</text:span><text:span text:style-name="T27"> main contribution is real-time detection of full images and webcam. </text:span></text:p>
      <text:p text:style-name="P11"><text:span text:style-name="T27"/></text:p>
      <text:p text:style-name="P11"><text:span text:style-name="T9">Advantages:</text:span></text:p>
      <text:p text:style-name="P15"><text:span text:style-name="T1">Click to add textFaster RCNN Region Convolutional Neural Network.Generates region proposals of where the objects in the image are probably located by grouping pixels with similar color, intensity, Region proposals are provided as input to the Convolutional Neural Network which outputs a feature map denoting the positions of specific characteristics in the image.</text:span></text:p>
      <text:p text:style-name="P15"><text:span text:style-name="T1">➢ The last layer(s) of the network are used for classification by mapping the detected</text:span></text:p>
      <text:p text:style-name="P15"><text:span text:style-name="T1">features to a class. --&gt; Comparably slow speed with high accuracies.</text:span></text:p>
      <text:p text:style-name="P15"><text:span text:style-name="T1">➢ SSD Single Shot Multi Box Detector</text:span></text:p>
      <text:p text:style-name="P15"><text:span text:style-name="T1">➢ Similar to RCNNs, but object localization and classification are done in one forward pass</text:span></text:p>
      <text:p text:style-name="P15"><text:span text:style-name="T1">of the network. --&gt; Comparably higher speeds than RCNNs while maintaining good</text:span></text:p>
      <text:p text:style-name="P15"><text:span text:style-name="T1">accuracies.</text:span></text:p>
      <text:p text:style-name="P15"><text:span text:style-name="T1">➢ YOLO You Only Look Once (currently not available in the Tensorflow detection model</text:span></text:p>
      <text:p text:style-name="P15"><text:span text:style-name="T1">zoo)</text:span></text:p>
      <text:p text:style-name="P15"><text:span text:style-name="T1">➢ Image is split into grid and multiple bounding boxes are created within each cell.</text:span></text:p>
      <text:p text:style-name="P15"><text:span text:style-name="T1">➢ Network outputs the probability values for each bounding box.</text:span></text:p>
      <text:p text:style-name="P15"><text:span text:style-name="T1">➢ All bounding boxes having a class probability above a certain threashold are used to</text:span></text:p>
      <text:p text:style-name="P15"><text:span text:style-name="T1">classify and locate the object in the image. --&gt; Significantly faster but lower accuracies</text:span></text:p>
      <text:p text:style-name="P15"><text:span text:style-name="T1">especially for small objects.</text:span></text:p>
      <text:p text:style-name="P11"><text:span text:style-name="T11"/></text:p>
      <text:p text:style-name="P11"><text:span text:style-name="T9">Modules:</text:span></text:p>
      <text:p text:style-name="P11"><text:span text:style-name="T9"/></text:p>
      <text:p text:style-name="P11"><text:span text:style-name="T9">Object Recognition</text:span></text:p>
      <text:p text:style-name="P15"><text:span text:style-name="T1">Technology in the field of computer vision for finding and identifying objects in an image or video</text:span></text:p>
      <text:p text:style-name="P15"><text:span text:style-name="T1">sequence.</text:span></text:p>
      <text:p text:style-name="P11"><text:span text:style-name="T1"/></text:p>
      <text:p text:style-name="P12"><text:soft-page-break/><text:span text:style-name="T10">Image classification</text:span></text:p>
      <text:p text:style-name="P16"><text:span text:style-name="T4">P</text:span><text:span text:style-name="T3">attern recognition in computer vision, is an approach of classification based on contextual</text:span></text:p>
      <text:p text:style-name="P16"><text:span text:style-name="T3">information in images. <text:s/>"Contextual" means this approach is focusing on the relationship of the nearby pixels, which is also called neighbourhood.:</text:span></text:p>
      <text:p text:style-name="P11"><text:span text:style-name="T1"/></text:p>
      <text:p text:style-name="P17"><text:span text:style-name="T1">Object localization</text:span></text:p>
      <text:p text:style-name="P11"><text:span text:style-name="T1"><text:s/>The task of object localization is to predict the object in an image as well as its boundaries.</text:span></text:p>
      <text:p text:style-name="P11"><text:span text:style-name="T1"><text:s/>The difference between object localization and object detection is subtle.</text:span></text:p>
      <text:p text:style-name="P11"><text:span text:style-name="T1"><text:s/>Simply, object localization aims to locate the main (or most visible) object in an image while object</text:span></text:p>
      <text:p text:style-name="P11"><text:span text:style-name="T1">detection tries to find out all the objects and their</text:span></text:p>
      <text:p text:style-name="P11"><text:span text:style-name="T1">boundaries.</text:span></text:p>
      <text:p text:style-name="P11"><text:span text:style-name="T5"/></text:p>
      <text:p text:style-name="P17"><text:span text:style-name="T1">Object detection</text:span></text:p>
      <text:p text:style-name="P11"><text:span text:style-name="T1"><text:s/>Object detection is a computer technology related to computer vision and image processing that deals with detecting instances of semantic objects of a certain class (such as humans, buildings, or cars) in digital images and videos. <text:s/>Well-researched domains of object detection include face</text:span></text:p>
      <text:p text:style-name="P12"><text:span text:style-name="T1">detection and pedestrian detection.</text:span></text:p>
      <text:p text:style-name="P12"><text:span text:style-name="T1"/></text:p>
      <text:p text:style-name="P18"><text:span text:style-name="T1">Object s</text:span><text:span text:style-name="T5">e</text:span><text:span text:style-name="T1">gmentation</text:span></text:p>
      <text:p text:style-name="P11"><text:span text:style-name="T5">I</text:span><text:span text:style-name="T1">mage segmentation is the process of partitioning a digital image into multiple segments (sets of pixels, also known as image objects). The goal of segmentation is to simplify and/or change the</text:span></text:p>
      <text:p text:style-name="P11"><text:span text:style-name="T1">representation of an image into something that is more meaningful and easier to analyze. Image segmentation is typically used to locate objects and boundaries (lines, curves, etc.) in images. More precisely, image segmentation is the process of assigning a </text:span><text:span text:style-name="T5">l</text:span><text:span text:style-name="T1">abel to every pixel in an image such that pixels with the same label share certain characteristics.</text:span></text:p>
      <text:p text:style-name="P11"><text:span text:style-name="T15"/></text:p>
      <text:p text:style-name="P11"><text:span text:style-name="T15">Software Requirements:</text:span></text:p>
      <text:list xml:id="list11348956" text:style-name="WWNum1">
        <text:list-item>
          <text:p text:style-name="P8"><text:span text:style-name="T18">Operating system<text:tab/>: <text:s text:c="10"/>Windows7 </text:span></text:p>
        </text:list-item>
        <text:list-item>
          <text:p text:style-name="P8"><text:span text:style-name="T18">Coding Language<text:tab/>: <text:s/><text:tab/></text:span><text:span text:style-name="T21">python</text:span></text:p>
        </text:list-item>
        <text:list-item>
          <text:p text:style-name="P9"><text:span text:style-name="T18">Python IDE <text:s text:c="7"/>:python 2.7.x and abovePycharm IDE, Anaconda 3.5</text:span></text:p>
        </text:list-item>
        <text:list-item>
          <text:p text:style-name="P9"><text:span text:style-name="T18">Setup tools and pip to be installed for 3.6.x and above </text:span><text:span text:style-name="T22">and numpy and other related packages</text:span></text:p>
          <text:p text:style-name="P19"><text:span text:style-name="T15"/></text:p>
        </text:list-item>
      </text:list>
      <text:p text:style-name="P11"><text:span text:style-name="T15"/></text:p>
      <text:p text:style-name="P11"><text:span text:style-name="T15"/></text:p>
      <text:p text:style-name="P11"><text:span text:style-name="T15"/></text:p>
      <text:p text:style-name="P11"><text:soft-page-break/><text:span text:style-name="T15">Hardware Requirements:</text:span></text:p>
      <text:list xml:id="list1565022305" text:style-name="WWNum2">
        <text:list-item>
          <text:p text:style-name="P10"><text:span text:style-name="T23">System<text:tab/><text:tab/><text:tab/>: <text:tab/>Intel i3 Processor</text:span></text:p>
        </text:list-item>
        <text:list-item>
          <text:p text:style-name="P10"><text:span text:style-name="T23">Hard Disk<text:tab/><text:tab/>: <text:tab/>500 GB </text:span></text:p>
        </text:list-item>
        <text:list-item>
          <text:p text:style-name="P10"><text:span text:style-name="T23">Ram<text:tab/><text:tab/><text:tab/>:<text:tab/> 8GB </text:span></text:p>
        </text:list-item>
      </text:list>
      <text:p text:style-name="P14"/>
      <text:p text:style-name="P11"><text:span text:style-name="T9">Conclusion:</text:span></text:p>
      <text:p text:style-name="P13"><text:span text:style-name="T1">With the continuous upgrading of powerful computing equipment, object detection technology based on deep learning has been developed rapidly. <text:s/>Since achieving high accuracy and efficiency detectors is the ultimate goal, researchers have developed a series of directions such as, constructing new architecture, extracting rich features, exploiting good representations, improving processing speed, training from scratch, <text:s/>solving sophisticated scene issues, combining one-stage and two-stage detectors to make good results, increasing localization accuracy, enhancing classification confidence. With the increasingly powerful object detectors in security field, military field, transportation field, medical field, and life field, the application of object detection is gradually extensive. </text:span></text:p>
      <text:p text:style-name="P13"><text:span text:style-name="T1">This work is only a first attempt to explo</text:span><text:span text:style-name="T6">re </text:span><text:span text:style-name="T1">Deep learning technique </text:span><text:span text:style-name="T6">as it </text:span><text:span text:style-name="T1">is the faster approach for detecting multiple objects from image based on algorithm like R-CNN, SPP-Net, Fast-RCNN and Faster RCNN </text:span><text:span text:style-name="T6">with t</text:span><text:span text:style-name="T1">he </text:span><text:span text:style-name="T6">use of</text:span><text:span text:style-name="T1"> one-stage detectors </text:span><text:span text:style-name="T6">to </text:span><text:span text:style-name="T1">achieve fast processing speed which have been used successfully in real-time applications. </text:span></text:p>
      <text:p text:style-name="P1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charset="x-symbol"/>
    <style:font-face style:name="Cambria" svg:font-family="Cambria, serif"/>
    <style:font-face style:name="Lohit Devanagari1" svg:font-family="'Lohit Devanagari'"/>
    <style:font-face style:name="Merriweather" svg:font-family="Merriweather, BlinkMacSystemFont, apple-system, Roboto, 'Lucida Sans'"/>
    <style:font-face style:name="erdana" svg:font-family="erdana, helvetica, arial, sans-serif"/>
    <style:font-face style:name="times new roman" svg:font-family="'times new roman'"/>
    <style:font-face style:name="verdana" svg:font-family="verdana, helvetica, arial, sans-serif"/>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10:38:06.034646355</meta:creation-date>
    <dc:date>2020-09-10T12:07:38.248944608</dc:date>
    <meta:editing-duration>PT6M13S</meta:editing-duration>
    <meta:editing-cycles>2</meta:editing-cycles>
    <meta:generator>LibreOffice/6.0.7.3$Linux_X86_64 LibreOffice_project/00m0$Build-3</meta:generator>
    <meta:document-statistic meta:table-count="0" meta:image-count="0" meta:object-count="0" meta:page-count="4" meta:paragraph-count="60" meta:word-count="1063" meta:character-count="7031" meta:non-whitespace-character-count="5994"/>
  </office:meta>
</office:document-meta>
</file>